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P1" style:family="paragraph" style:parent-style-name="Heading_20_1">
      <loext:graphic-properties draw:fill="none"/>
      <style:paragraph-properties fo:margin-left="-0.9cm" fo:margin-right="-1cm" fo:text-indent="0cm" style:auto-text-indent="false" fo:background-color="transparent"/>
      <style:text-properties style:font-name="Liberation Serif" fo:font-size="12pt" officeooo:rsid="000965e0" officeooo:paragraph-rsid="000965e0" style:font-size-asian="12pt" style:font-size-complex="12pt"/>
    </style:style>
    <style:style style:name="P2" style:family="paragraph" style:parent-style-name="Heading_20_1">
      <loext:graphic-properties draw:fill="none"/>
      <style:paragraph-properties fo:margin-left="-0.9cm" fo:margin-right="-1cm" fo:text-indent="0cm" style:auto-text-indent="false" fo:background-color="transparent"/>
      <style:text-properties style:font-name="Liberation Serif" fo:font-size="12pt" style:font-size-asian="12pt" style:font-size-complex="12pt"/>
    </style:style>
    <style:style style:name="P3" style:family="paragraph" style:parent-style-name="Standard">
      <loext:graphic-properties draw:fill="none"/>
      <style:paragraph-properties fo:margin-left="-0.9cm" fo:margin-right="-1cm" fo:text-indent="0cm" style:auto-text-indent="false" fo:background-color="transparent"/>
      <style:text-properties style:font-name="FreeMono" fo:font-size="10pt" style:font-size-asian="10pt" style:font-size-complex="10pt"/>
    </style:style>
    <style:style style:name="P4" style:family="paragraph" style:parent-style-name="Table_20_Contents">
      <style:text-properties style:font-name="FreeMono" fo:font-size="10pt" style:font-size-asian="10pt" style:font-size-complex="10pt"/>
    </style:style>
    <style:style style:name="P5" style:family="paragraph" style:parent-style-name="Text_20_body">
      <loext:graphic-properties draw:fill="none"/>
      <style:paragraph-properties fo:margin-left="-0.9cm" fo:margin-right="-1cm" fo:text-indent="0cm" style:auto-text-indent="false" fo:background-color="transparent"/>
      <style:text-properties style:font-name="FreeMono" fo:font-size="10pt" officeooo:rsid="000965e0" officeooo:paragraph-rsid="000965e0" style:font-size-asian="10pt" style:font-size-complex="10pt"/>
    </style:style>
    <style:style style:name="P6" style:family="paragraph" style:parent-style-name="Text_20_body">
      <loext:graphic-properties draw:fill="none"/>
      <style:paragraph-properties fo:margin-left="0cm" fo:margin-right="-1cm" fo:text-indent="0cm" style:auto-text-indent="false" fo:background-color="transparent"/>
      <style:text-properties style:font-name="FreeMono" fo:font-size="10pt" officeooo:rsid="000965e0" officeooo:paragraph-rsid="000965e0" style:font-size-asian="10pt" style:font-size-complex="10pt"/>
    </style:style>
    <style:style style:name="P7" style:family="paragraph" style:parent-style-name="Standard">
      <loext:graphic-properties draw:fill="none"/>
      <style:paragraph-properties fo:margin-left="-0.9cm" fo:margin-right="-1cm" fo:text-indent="0cm" style:auto-text-indent="false" fo:background-color="transparent"/>
      <style:text-properties style:font-name="FreeMono"/>
    </style:style>
    <style:style style:name="P8" style:family="paragraph" style:parent-style-name="Text_20_body">
      <loext:graphic-properties draw:fill="none"/>
      <style:paragraph-properties fo:margin-left="-0.9cm" fo:margin-right="-1cm" fo:text-indent="0cm" style:auto-text-indent="false" fo:background-color="transparent"/>
      <style:text-properties style:font-name="FreeMono" officeooo:paragraph-rsid="00084882"/>
    </style:style>
    <style:style style:name="P9" style:family="paragraph" style:parent-style-name="Heading_20_1">
      <loext:graphic-properties draw:fill="none"/>
      <style:paragraph-properties fo:margin-left="-0.9cm" fo:margin-right="-1cm" fo:text-indent="0cm" style:auto-text-indent="false" fo:background-color="transparent"/>
      <style:text-properties style:font-name="Liberation Serif" fo:font-size="12pt" officeooo:rsid="000965e0" officeooo:paragraph-rsid="000965e0" style:font-size-asian="12pt" style:font-size-complex="12pt"/>
    </style:style>
    <style:style style:name="P10" style:family="paragraph" style:parent-style-name="Text_20_body" style:master-page-name="">
      <loext:graphic-properties draw:fill="none"/>
      <style:paragraph-properties fo:margin-left="-0.9cm" fo:margin-right="-1cm" fo:text-indent="0cm" style:auto-text-indent="false" style:page-number="auto" fo:background-color="transparent"/>
      <style:text-properties fo:color="#000000" loext:opacity="100%" style:font-name="Liberation Serif" fo:font-style="normal" style:text-underline-style="none" fo:font-weight="bold" officeooo:rsid="00084882" officeooo:paragraph-rsid="00084882" style:font-style-asian="normal" style:font-weight-asian="bold" style:font-style-complex="normal" style:font-weight-complex="bold"/>
    </style:style>
    <style:style style:name="P11" style:family="paragraph" style:parent-style-name="Text_20_body">
      <loext:graphic-properties draw:fill="none"/>
      <style:paragraph-properties fo:margin-left="-0.9cm" fo:margin-right="-1cm" fo:text-indent="0cm" style:auto-text-indent="false" fo:background-color="transparent"/>
      <style:text-properties fo:color="#000000" loext:opacity="100%" style:font-name="Liberation Serif" fo:font-style="normal" style:text-underline-style="none" fo:font-weight="bold" officeooo:paragraph-rsid="00084882" style:font-style-asian="normal" style:font-weight-asian="bold" style:font-style-complex="normal" style:font-weight-complex="bold"/>
    </style:style>
    <style:style style:name="P12" style:family="paragraph" style:parent-style-name="Text_20_body">
      <loext:graphic-properties draw:fill="none"/>
      <style:paragraph-properties fo:margin-left="-0.9cm" fo:margin-right="-1cm" fo:text-indent="0cm" style:auto-text-indent="false" fo:background-color="transparent"/>
      <style:text-properties fo:color="#000000" loext:opacity="100%" style:font-name="Liberation Serif" fo:font-style="normal" style:text-underline-style="none" fo:font-weight="normal" officeooo:paragraph-rsid="00084882" style:font-style-asian="normal" style:font-weight-asian="normal" style:font-style-complex="normal" style:font-weight-complex="normal"/>
    </style:style>
    <style:style style:name="P13" style:family="paragraph" style:parent-style-name="Text_20_body">
      <loext:graphic-properties draw:fill="none"/>
      <style:paragraph-properties fo:margin-left="-0.9cm" fo:margin-right="-1cm" fo:text-indent="0cm" style:auto-text-indent="false" fo:background-color="transparent"/>
      <style:text-properties style:font-name="FreeMono" fo:font-size="10pt" officeooo:rsid="000965e0" officeooo:paragraph-rsid="000965e0" style:font-size-asian="10pt" style:font-size-complex="10pt"/>
    </style:style>
    <style:style style:name="T1" style:family="text">
      <style:text-properties fo:color="#000000" loext:opacity="100%" style:font-name="Liberation Serif" fo:font-style="normal" style:text-underline-style="none" style:font-style-asian="normal" style:font-style-complex="normal"/>
    </style:style>
    <style:style style:name="T2" style:family="text">
      <style:text-properties fo:color="#000000" loext:opacity="100%" style:font-name="Liberation Serif" fo:font-style="normal" style:text-underline-style="none" officeooo:rsid="00084882" style:font-style-asian="normal" style:font-style-complex="normal"/>
    </style:style>
    <style:style style:name="T3" style:family="text">
      <style:text-properties fo:color="#000000" loext:opacity="100%" style:font-name="Liberation Serif" fo:font-style="normal" style:text-underline-style="none" fo:font-weight="bold" officeooo:rsid="00084882" style:font-style-asian="normal" style:font-weight-asian="bold" style:font-style-complex="normal" style:font-weight-complex="bold"/>
    </style:style>
    <style:style style:name="T4" style:family="text">
      <style:text-properties fo:color="#000000" loext:opacity="100%" style:font-name="Liberation Serif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color="#000000" loext:opacity="100%" style:font-name="Liberation Serif" fo:font-style="normal" style:text-underline-style="none" fo:font-weight="normal" officeooo:rsid="00084882" style:font-style-asian="normal" style:font-weight-asian="normal" style:font-style-complex="normal" style:font-weight-complex="normal"/>
    </style:style>
    <style:style style:name="T6" style:family="text">
      <style:text-properties fo:color="#000000" loext:opacity="100%" style:font-name="Liberation Serif" style:text-underline-style="none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Name: Kushal Kishor Shankhapal<text:line-break/></text:p>
      <text:p text:style-name="P8"><text:a xlink:type="simple" xlink:href="https://github.com/Kushal-Dev94/SPPU_Lab_Assignments/tree/main/LP3/Group_A_1_Conflation_Algorithm" text:style-name="Internet_20_link" text:visited-style-name="Visited_20_Internet_20_Link"><text:span text:style-name="T3">Group A, Assignment 1: </text:span></text:a><text:a xlink:type="simple" xlink:href="https://github.com/Kushal-Dev94/SPPU_Lab_Assignments/tree/main/LP3/Group_A_1_Conflation_Algorithm" text:style-name="Internet_20_link" text:visited-style-name="Visited_20_Internet_20_Link"><text:span text:style-name="T1"><text:s/></text:span></text:a><text:span text:style-name="T2">Conflation Algorithm</text:span></text:p>
      <text:p text:style-name="P11">Problem Statement:</text:p>
      <text:p text:style-name="P8"><text:span text:style-name="T5">I</text:span><text:span text:style-name="T4">mplementation of Conflation Algorithm to generate document representative of a text file</text:span></text:p>
      <text:p text:style-name="P12"/>
      <text:p text:style-name="P7"><text:a xlink:type="simple" xlink:href="https://github.com/Kushal-Dev94/SPPU_Lab_Assignments/blob/main/LP3/Group_A_1_Conflation_Algorithm/C%2B%2B/conflation_algorithm.cpp" text:style-name="Internet_20_link" text:visited-style-name="Visited_20_Internet_20_Link"><text:span text:style-name="T6">conflation_algorithm.cpp</text:span></text:a></text:p>
      <text:p text:style-name="P7"/>
      <text:p text:style-name="P3">#include &lt;iostream&gt;</text:p>
      <text:p text:style-name="P3">#include &lt;fstream&gt;</text:p>
      <text:p text:style-name="P3">#include &lt;sstream&gt;</text:p>
      <text:p text:style-name="P3">#include &lt;unordered_set&gt;</text:p>
      <text:p text:style-name="P3">#include &lt;unordered_map&gt;</text:p>
      <text:p text:style-name="P3">#include &lt;algorithm&gt;</text:p>
      <text:p text:style-name="P3">#include &lt;cctype&gt;</text:p>
      <text:p text:style-name="P3">using namespace std;</text:p>
      <text:p text:style-name="P3"/>
      <text:p text:style-name="P3">// Helper to convert word to lowercase</text:p>
      <text:p text:style-name="P3">string toLower(string word) {</text:p>
      <text:p text:style-name="P3"><text:s text:c="4"/>transform(word.begin(), word.end(), word.begin(), ::tolower);</text:p>
      <text:p text:style-name="P3"><text:s text:c="4"/>return word;</text:p>
      <text:p text:style-name="P3">}</text:p>
      <text:p text:style-name="P3"/>
      <text:p text:style-name="P3">// Basic stemming function (not as advanced as PorterStemmer)</text:p>
      <text:p text:style-name="P3">string simpleStem(string word) {</text:p>
      <text:p text:style-name="P3"><text:s text:c="4"/>if (word.length() &gt; 4) {</text:p>
      <text:p text:style-name="P3"><text:s text:c="8"/>if (word.substr(word.length() - 3) == "ing") word = word.substr(0, word.length() - 3);</text:p>
      <text:p text:style-name="P3"><text:s text:c="8"/>else if (word.substr(word.length() - 2) == "ed") word = word.substr(0, word.length() - 2);</text:p>
      <text:p text:style-name="P3"><text:s text:c="8"/>else if (word.back() == 's') word = word.substr(0, word.length() - 1);</text:p>
      <text:p text:style-name="P3"><text:s text:c="4"/>}</text:p>
      <text:p text:style-name="P3"><text:s text:c="4"/>return word;</text:p>
      <text:p text:style-name="P3">}</text:p>
      <text:p text:style-name="P3"/>
      <text:p text:style-name="P3">// Tokenize and clean text</text:p>
      <text:p text:style-name="P3">vector&lt;string&gt; tokenize(string line) {</text:p>
      <text:p text:style-name="P3"><text:s text:c="4"/>vector&lt;string&gt; words;</text:p>
      <text:p text:style-name="P3"><text:s text:c="4"/>string word;</text:p>
      <text:p text:style-name="P3"><text:s text:c="4"/>for (char ch : line) {</text:p>
      <text:p text:style-name="P3"><text:s text:c="8"/>if (isalnum(ch))</text:p>
      <text:p text:style-name="P3"><text:s text:c="12"/>word += tolower(ch);</text:p>
      <text:p text:style-name="P3"><text:s text:c="8"/>else if (!word.empty()) {</text:p>
      <text:p text:style-name="P3"><text:s text:c="12"/>words.push_back(word);</text:p>
      <text:p text:style-name="P3"><text:s text:c="12"/>word.clear();</text:p>
      <text:p text:style-name="P3"><text:s text:c="8"/>}</text:p>
      <text:p text:style-name="P3"><text:s text:c="4"/>}</text:p>
      <text:p text:style-name="P3"><text:s text:c="4"/>if (!word.empty()) words.push_back(word);</text:p>
      <text:p text:style-name="P3"><text:s text:c="4"/>return words;</text:p>
      <text:p text:style-name="P3">}</text:p>
      <text:p text:style-name="P3"/>
      <text:p text:style-name="P3">int main() {</text:p>
      <text:p text:style-name="P3"><text:s text:c="4"/>unordered_set&lt;string&gt; stopwords;</text:p>
      <text:p text:style-name="P3"><text:s text:c="4"/>unordered_map&lt;string, int&gt; freq;</text:p>
      <text:p text:style-name="P3"/>
      <text:p text:style-name="P3"><text:s text:c="4"/>// Load stopwords</text:p>
      <text:p text:style-name="P3"><text:s text:c="4"/>ifstream stopFile("Group_A_1_Conflation_Algorithm/C++/stopwords.txt");</text:p>
      <text:p text:style-name="P3"><text:s text:c="4"/>string sw;</text:p>
      <text:p text:style-name="P3"><text:s text:c="4"/>while (getline(stopFile, sw)) {</text:p>
      <text:p text:style-name="P3"><text:s text:c="8"/>stopwords.insert(toLower(sw));</text:p>
      <text:p text:style-name="P3"><text:s text:c="4"/>}</text:p>
      <text:p text:style-name="P3"><text:s text:c="4"/>stopFile.close();</text:p>
      <text:p text:style-name="P3"/>
      <text:p text:style-name="P3"><text:s text:c="4"/>// Process document</text:p>
      <text:p text:style-name="P3"><text:s text:c="4"/>ifstream doc("Group_A_1_Conflation_Algorithm/C++/document.txt");</text:p>
      <text:p text:style-name="P3"><text:soft-page-break/><text:s text:c="4"/>string line;</text:p>
      <text:p text:style-name="P3"><text:s text:c="4"/>while (getline(doc, line)) {</text:p>
      <text:p text:style-name="P3"><text:s text:c="8"/>vector&lt;string&gt; words = tokenize(line);</text:p>
      <text:p text:style-name="P3"><text:s text:c="8"/>for (auto&amp; word : words) {</text:p>
      <text:p text:style-name="P3"><text:s text:c="12"/>if (stopwords.find(word) == stopwords.end()) {</text:p>
      <text:p text:style-name="P3"><text:s text:c="16"/>string stemmed = simpleStem(word);</text:p>
      <text:p text:style-name="P3"><text:s text:c="16"/>freq[stemmed]++;</text:p>
      <text:p text:style-name="P3"><text:s text:c="12"/>}</text:p>
      <text:p text:style-name="P3"><text:s text:c="8"/>}</text:p>
      <text:p text:style-name="P3"><text:s text:c="4"/>}</text:p>
      <text:p text:style-name="P3"><text:s text:c="4"/>doc.close();</text:p>
      <text:p text:style-name="P3"/>
      <text:p text:style-name="P3"><text:s text:c="4"/>// Write output</text:p>
      <text:p text:style-name="P3"><text:s text:c="4"/>ofstream out("Group_A_1_Conflation_Algorithm/C++/output.txt");</text:p>
      <text:p text:style-name="P3"><text:s text:c="4"/>for (auto&amp; [word, count] : freq) {</text:p>
      <text:p text:style-name="P3"><text:s text:c="8"/>if (count &gt;= 1) {</text:p>
      <text:p text:style-name="P3"><text:s text:c="12"/>out &lt;&lt; word &lt;&lt; ": " &lt;&lt; count &lt;&lt; endl;</text:p>
      <text:p text:style-name="P3"><text:s text:c="8"/>}</text:p>
      <text:p text:style-name="P3"><text:s text:c="4"/>}</text:p>
      <text:p text:style-name="P3"><text:s text:c="4"/>out.close();</text:p>
      <text:p text:style-name="P3"/>
      <text:p text:style-name="P3"><text:s text:c="4"/>cout &lt;&lt; "Output saved to output.txt" &lt;&lt; endl;</text:p>
      <text:p text:style-name="P3"><text:s text:c="4"/>return 0;</text:p>
      <text:p text:style-name="P3">}</text:p>
      <text:p text:style-name="P3"/>
      <text:h text:style-name="P2" text:outline-level="1"><text:bookmark text:name="file-name-id-wide"/>stopwords.txt</text:h>
      <text:p text:style-name="P5">Of, they've, was, weren, after, won, don't, more, again, such, ...</text:p>
      <text:h text:style-name="P1" text:outline-level="1">document.txt</text:h>
      <text:p text:style-name="P5">The advancement of technology has significantly transformed the way people live and communicate. </text:p>
      <text:p text:style-name="P5">With the rise of mobile devices and the internet, information is accessible anytime and anywhere. </text:p>
      <text:p text:style-name="P5">People are now able to work remotely, attend virtual meetings, and stay connected with friends and family across the globe. </text:p>
      <text:p text:style-name="P5">However, concerns about data privacy and cybersecurity are also increasing. </text:p>
      <text:p text:style-name="P5">To keep up with this rapid evolution, organizations are investing heavily in digital infrastructure and workforce training. </text:p>
      <text:p text:style-name="P5">Technology continues to impact all sectors — from education to healthcare — making innovation a constant necessity.</text:p>
      <text:h text:style-name="P1" text:outline-level="1">output.txt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>innovation: 1</text:p>
            <text:p text:style-name="P4">mak: 1</text:p>
            <text:p text:style-name="P4">healthcare: 1</text:p>
            <text:p text:style-name="P4">sector: 1</text:p>
            <text:p text:style-name="P4">train: 1</text:p>
            <text:p text:style-name="P4">education: 1</text:p>
            <text:p text:style-name="P4">heavily: 1</text:p>
            <text:p text:style-name="P4">rapid: 1</text:p>
            <text:p text:style-name="P4">necessity: 1</text:p>
            <text:p text:style-name="P4">keep: 1</text:p>
            <text:p text:style-name="P4">also: 1</text:p>
            <text:p text:style-name="P4">privacy: 1</text:p>
            <text:p text:style-name="P4">constant: 1</text:p>
            <text:p text:style-name="P4">concern: 1</text:p>
            <text:p text:style-name="P4">digital: 1</text:p>
            <text:p text:style-name="P4">information: 1</text:p>
            <text:p text:style-name="P4">device: 1</text:p>
            <text:p text:style-name="P4">people: 2</text:p>
          </table:table-cell>
          <table:table-cell table:style-name="Table1.A1" office:value-type="string">
            <text:p text:style-name="P4">rise: 1</text:p>
            <text:p text:style-name="P4">organization: 1</text:p>
            <text:p text:style-name="P4">increas: 1</text:p>
            <text:p text:style-name="P4">live: 1</text:p>
            <text:p text:style-name="P4">friend: 1</text:p>
            <text:p text:style-name="P4">mobile: 1</text:p>
            <text:p text:style-name="P4">anytime: 1</text:p>
            <text:p text:style-name="P4">transform: 1</text:p>
            <text:p text:style-name="P4">attend: 1</text:p>
            <text:p text:style-name="P4">invest: 1</text:p>
            <text:p text:style-name="P4">way: 1</text:p>
            <text:p text:style-name="P4">internet: 1</text:p>
            <text:p text:style-name="P4">continue: 1</text:p>
            <text:p text:style-name="P4">stay: 1</text:p>
            <text:p text:style-name="P4">workforce: 1</text:p>
            <text:p text:style-name="P4">communicate: 1</text:p>
            <text:p text:style-name="P4">family: 1</text:p>
            <text:p text:style-name="P4">significantly: 1</text:p>
          </table:table-cell>
          <table:table-cell table:style-name="Table1.C1" office:value-type="string">
            <text:p text:style-name="P4">anywhere: 1</text:p>
            <text:p text:style-name="P4">impact: 1</text:p>
            <text:p text:style-name="P4">advancement: 1</text:p>
            <text:p text:style-name="P4">accessible: 1</text:p>
            <text:p text:style-name="P4">evolution: 1</text:p>
            <text:p text:style-name="P4">however: 1</text:p>
            <text:p text:style-name="P4">able: 1</text:p>
            <text:p text:style-name="P4">cybersecurity: 1</text:p>
            <text:p text:style-name="P4">work: 1</text:p>
            <text:p text:style-name="P4">remotely: 1</text:p>
            <text:p text:style-name="P4">virtual: 1</text:p>
            <text:p text:style-name="P4">data: 1</text:p>
            <text:p text:style-name="P4">meeting: 1</text:p>
            <text:p text:style-name="P4">infrastructure: 1</text:p>
            <text:p text:style-name="P4">technology: 2</text:p>
            <text:p text:style-name="P4">globe: 1</text:p>
            <text:p text:style-name="P4">connect: 1</text:p>
            <text:p text:style-name="P4">acros: 1</text:p>
          </table:table-cell>
        </table:table-row>
      </table:table>
      <text:p text:style-name="P6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1T13:36:56.073315634</meta:creation-date>
    <dc:date>2025-10-01T14:23:54.079247415</dc:date>
    <meta:editing-duration>PT6M39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3" meta:paragraph-count="140" meta:word-count="466" meta:character-count="3557" meta:non-whitespace-character-count="2894"/>
  </office:meta>
</office:document-meta>
</file>